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3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3">
          <table:table-cell office:value-type="string">
            <text:p>Module</text:p>
          </table:table-cell>
          <table:table-cell office:value-type="string">
            <text:p>Document</text:p>
          </table:table-cell>
          <table:table-cell office:value-type="string">
            <text:p>Updated UI </text:p>
            <text:p>as per </text:p>
            <text:p>checked in </text:p>
            <text:p>Document</text:p>
          </table:table-cell>
          <table:table-cell office:value-type="string">
            <text:p>Replaced </text:p>
            <text:p>Tamil Text</text:p>
          </table:table-cell>
          <table:table-cell office:value-type="string">
            <text:p>Corrected </text:p>
            <text:p>Sinhala Text</text:p>
          </table:table-cell>
          <table:table-cell office:value-type="string">
            <text:p>Replaced </text:p>
            <text:p>English Text</text:p>
          </table:table-cell>
          <table:table-cell office:value-type="string">
            <text:p>Tested </text:p>
            <text:p>Printout for </text:p>
            <text:p>Proper </text:p>
            <text:p>Alignment</text:p>
          </table:table-cell>
          <table:table-cell office:value-type="string">
            <text:p>Task </text:p>
            <text:p>Reviewed by</text:p>
          </table:table-cell>
        </table:table-row>
        <table:table-row table:style-name="ro2">
          <table:table-cell office:value-type="string">
            <text:p>Birth</text:p>
          </table:table-cell>
          <table:table-cell office:value-type="string">
            <text:p>Declaration-Of-Birth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Late-Declaration-of-Birth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irth Confirmation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irth Certificate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till Birth Registration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ill Birth Certificate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irth-Alteration-Section-27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irth-Alteration-Section-27A-updates</text:p>
          </table:table-cell>
          <table:table-cell table:style-name="ce1" office:value-type="string">
            <text:p>ok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irth-Alteration-Section-52-1-corrections</text:p>
          </table:table-cell>
          <table:table-cell table:style-name="ce1" office:value-type="string">
            <text:p>ok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Birth Declaration Search - Result view page</text:p>
          </table:table-cell>
          <table:table-cell office:value-type="string">
            <text:p>not ye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Certificate-Search</text:p>
          </table:table-cell>
          <table:table-cell office:value-type="string">
            <text:p>not yet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Adoption</text:p>
          </table:table-cell>
          <table:table-cell office:value-type="string">
            <text:p>Adoption-Order-Capture page</text:p>
          </table:table-cell>
          <table:table-cell office:value-type="string">
            <text:p>not ye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Letter-to-parents</text:p>
          </table:table-cell>
          <table:table-cell table:style-name="ce1" office:value-type="string">
            <text:p>not ye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Certificate-of-Adoption</text:p>
          </table:table-cell>
          <table:table-cell table:style-name="ce1" office:value-type="string">
            <text:p>not ye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doption-Re-Registration capture page</text:p>
          </table:table-cell>
          <table:table-cell table:style-name="ce1" office:value-type="string">
            <text:p>not yet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Death</text:p>
          </table:table-cell>
          <table:table-cell office:value-type="string">
            <text:p>Declaration-Of-Death</text:p>
          </table:table-cell>
          <table:table-cell table:style-name="ce1" office:value-type="string">
            <text:p>not ye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Late-Declaration-Of-Death</text:p>
          </table:table-cell>
          <table:table-cell table:style-name="ce1" office:value-type="string">
            <text:p>not ye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Certificate-of-Death</text:p>
          </table:table-cell>
          <table:table-cell table:style-name="ce1" office:value-type="string">
            <text:p>not ye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eath-Alterations</text:p>
          </table:table-cell>
          <table:table-cell table:style-name="ce1" office:value-type="string">
            <text:p>not yet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Marriage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Note: Please add any other documents, or screens as necessary in the above rows when you correct them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4">03/04/2012</text:date>, <text:time>19:4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ankha Perera</meta:initial-creator>
    <meta:creation-date>2010-10-04T16:48:47</meta:creation-date>
    <dc:date>2012-03-04T19:42:05</dc:date>
    <dc:creator>Chathuranga Withana</dc:creator>
    <meta:editing-duration>PT1H34M54S</meta:editing-duration>
    <meta:editing-cycles>13</meta:editing-cycles>
    <meta:generator>LibreOffice/3.4$Linux LibreOffice_project/340m1$Build-402</meta:generator>
    <meta:document-statistic meta:table-count="3" meta:cell-count="51" meta:object-count="0"/>
  </office:meta>
</office:document-meta>
</file>